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xi Sans" svg:font-family="'Luxi Sans'" style:font-pitch="variable"/>
    <style:font-face style:name="Luxi Serif" svg:font-family="'Luxi Serif'" style:font-family-generic="roman" style:font-pitch="variable"/>
    <style:font-face style:name="Nimbus sans l" svg:font-family="'Nimbus sans l'" style:font-family-generic="swiss"/>
    <style:font-face style:name="OpenSymbol" svg:font-family="OpenSymbol"/>
    <style:font-face style:name="Tahoma" svg:font-family="Tahoma" style:font-family-generic="system" style:font-pitch="variable"/>
    <style:font-face style:name="Tahoma1" svg:font-family="Tahoma, Lucidasans, 'Lucida Sans', 'Arial Unicode MS'"/>
    <style:font-face style:name="Tahoma2" svg:font-family="Tahoma, Lucidasans, 'Lucida Sans', 'Arial Unicode MS'" style:font-pitch="variable"/>
  </office:font-face-decls>
  <office:automatic-styles>
    <style:style style:name="P1" style:family="paragraph" style:parent-style-name="Header">
      <style:text-properties style:font-name="Nimbus sans l" fo:font-size="8pt" fo:font-style="italic" officeooo:rsid="00871f52" officeooo:paragraph-rsid="00871f52" style:font-size-asian="8pt" style:font-style-asian="italic" style:font-size-complex="8pt" style:font-style-complex="italic"/>
    </style:style>
    <style:style style:name="P2" style:family="paragraph" style:parent-style-name="Standard">
      <style:paragraph-properties fo:line-height="150%">
        <style:tab-stops>
          <style:tab-stop style:position="15.189cm" style:type="right"/>
        </style:tab-stops>
      </style:paragraph-properties>
      <style:text-properties style:font-name="Arial" fo:font-size="11pt" officeooo:paragraph-rsid="0011f3a8" style:font-size-asian="11pt" style:font-size-complex="11pt"/>
    </style:style>
    <style:style style:name="P3" style:family="paragraph" style:parent-style-name="Standard">
      <style:paragraph-properties fo:line-height="150%">
        <style:tab-stops>
          <style:tab-stop style:position="9.668cm"/>
          <style:tab-stop style:position="15.18cm" style:type="right"/>
        </style:tab-stops>
      </style:paragraph-properties>
      <style:text-properties style:font-name="Arial" fo:font-size="11pt" officeooo:paragraph-rsid="0011f3a8" style:font-size-asian="11pt" style:font-size-complex="11pt"/>
    </style:style>
    <style:style style:name="P4" style:family="paragraph" style:parent-style-name="Standard">
      <style:paragraph-properties fo:line-height="150%">
        <style:tab-stops>
          <style:tab-stop style:position="10.34cm"/>
          <style:tab-stop style:position="15.189cm" style:type="right"/>
        </style:tab-stops>
      </style:paragraph-properties>
      <style:text-properties style:font-name="Arial" fo:font-size="11pt" officeooo:paragraph-rsid="0011f3a8" style:font-size-asian="11pt" style:font-size-complex="11pt"/>
    </style:style>
    <style:style style:name="P5" style:family="paragraph" style:parent-style-name="Standard">
      <style:paragraph-properties fo:line-height="150%"/>
      <style:text-properties style:font-name="Arial" fo:font-size="11pt" officeooo:paragraph-rsid="0011f3a8" style:font-size-asian="11pt" style:font-size-complex="11pt"/>
    </style:style>
    <style:style style:name="P6" style:family="paragraph" style:parent-style-name="Standard">
      <style:paragraph-properties fo:line-height="150%">
        <style:tab-stops>
          <style:tab-stop style:position="15.189cm" style:type="right"/>
        </style:tab-stops>
      </style:paragraph-properties>
      <style:text-properties style:font-name="Arial" fo:font-size="11pt" officeooo:rsid="0083ace4" officeooo:paragraph-rsid="0011f3a8" style:font-size-asian="11pt" style:font-size-complex="11pt"/>
    </style:style>
    <style:style style:name="P7" style:family="paragraph" style:parent-style-name="Standard">
      <style:paragraph-properties fo:line-height="150%">
        <style:tab-stops>
          <style:tab-stop style:position="15.189cm" style:type="right"/>
        </style:tab-stops>
      </style:paragraph-properties>
      <style:text-properties style:font-name="Arial" fo:font-size="11pt" officeooo:rsid="00a2874b" officeooo:paragraph-rsid="0011f3a8" style:font-size-asian="11pt" style:font-size-complex="11pt"/>
    </style:style>
    <style:style style:name="P8" style:family="paragraph" style:parent-style-name="Standard">
      <style:paragraph-properties fo:line-height="150%">
        <style:tab-stops>
          <style:tab-stop style:position="15.189cm" style:type="right"/>
        </style:tab-stops>
      </style:paragraph-properties>
      <style:text-properties style:font-name="Arial" fo:font-size="11pt" officeooo:rsid="0013486a" officeooo:paragraph-rsid="0013486a" style:font-size-asian="11pt" style:font-size-complex="11pt"/>
    </style:style>
    <style:style style:name="P9" style:family="paragraph" style:parent-style-name="Standard">
      <style:paragraph-properties fo:line-height="150%">
        <style:tab-stops>
          <style:tab-stop style:position="15.189cm" style:type="right"/>
        </style:tab-stops>
      </style:paragraph-properties>
      <style:text-properties style:font-name="Arial" fo:font-size="11pt" officeooo:rsid="0016bae0" officeooo:paragraph-rsid="0016bae0" style:font-size-asian="11pt" style:font-size-complex="11pt"/>
    </style:style>
    <style:style style:name="P10" style:family="paragraph" style:parent-style-name="Standard">
      <style:paragraph-properties fo:line-height="150%">
        <style:tab-stops>
          <style:tab-stop style:position="15.189cm" style:type="right"/>
        </style:tab-stops>
      </style:paragraph-properties>
      <style:text-properties style:font-name="Arial" fo:font-size="11pt" officeooo:rsid="0017146a" officeooo:paragraph-rsid="0017146a" style:font-size-asian="11pt" style:font-size-complex="11pt"/>
    </style:style>
    <style:style style:name="P11" style:family="paragraph" style:parent-style-name="Standard">
      <style:paragraph-properties fo:line-height="150%">
        <style:tab-stops>
          <style:tab-stop style:position="15.189cm" style:type="right"/>
        </style:tab-stops>
      </style:paragraph-properties>
      <style:text-properties style:font-name="Arial" fo:font-size="11pt" officeooo:rsid="00b2b78b" officeooo:paragraph-rsid="0011f3a8" style:font-size-asian="11pt" style:font-size-complex="11pt"/>
    </style:style>
    <style:style style:name="P12" style:family="paragraph" style:parent-style-name="Standard">
      <style:paragraph-properties fo:line-height="150%">
        <style:tab-stops>
          <style:tab-stop style:position="15.189cm" style:type="right"/>
        </style:tab-stops>
      </style:paragraph-properties>
      <style:text-properties style:font-name="Arial" fo:font-size="11pt" fo:font-weight="bold" officeooo:rsid="0071914d" officeooo:paragraph-rsid="0011f3a8" style:font-size-asian="11pt" style:font-weight-asian="bold" style:font-size-complex="11pt" style:font-weight-complex="bold"/>
    </style:style>
    <style:style style:name="P13" style:family="paragraph" style:parent-style-name="Standard" style:master-page-name="Default_20_Page_20_Style1">
      <style:paragraph-properties fo:line-height="150%" style:page-number="1">
        <style:tab-stops>
          <style:tab-stop style:position="15.189cm" style:type="right"/>
        </style:tab-stops>
      </style:paragraph-properties>
      <style:text-properties style:font-name="Arial" fo:font-size="11pt" officeooo:paragraph-rsid="0011f3a8" style:font-size-asian="11pt" style:font-size-complex="11pt"/>
    </style:style>
    <style:style style:name="T1" style:family="text">
      <style:text-properties officeooo:rsid="008e84cb"/>
    </style:style>
    <style:style style:name="T2" style:family="text">
      <style:text-properties officeooo:rsid="00e9c1ec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officeooo:rsid="00d02c1b"/>
    </style:style>
    <style:style style:name="T5" style:family="text">
      <style:text-properties officeooo:rsid="0013486a"/>
    </style:style>
    <style:style style:name="T6" style:family="text">
      <style:text-properties officeooo:rsid="0017146a"/>
    </style:style>
    <style:style style:name="T7" style:family="text">
      <style:text-properties officeooo:rsid="0018c2bc"/>
    </style:style>
    <number:date-style style:name="N10041" number:language="de" number:country="DE" number:automatic-order="true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tab/>Jan Keche<text:span text:style-name="T1">l</text:span><text:line-break/><text:tab/>Auenstr. 16</text:p>
      <text:p text:style-name="P2"><text:tab/>88356 Waldbeuren</text:p>
      <text:p text:style-name="P2"><text:span text:style-name="T3">Jan Kechel, Auenstr. 16, 88356 Waldbeuren</text:span><text:tab/></text:p>
      <text:p text:style-name="P3"/>
      <text:p text:style-name="P3"><text:span text:style-name="T4">Staatsanwaltschaft </text:span><text:span text:style-name="T7">Kleve</text:span><text:tab/>Tel.:<text:tab/>07585-7879749</text:p>
      <text:p text:style-name="P3"><text:tab/>E-Mail:<text:tab/>jan@kechel.de</text:p>
      <text:p text:style-name="P3"><text:span text:style-name="T7">47533 Kleve</text:span><text:tab/><text:line-break/><text:tab/>Datum: <text:s/><text:tab/><text:date style:data-style-name="N10041" text:date-value="2025-06-23T17:24:51.240982501">23. Juni 2025</text:date></text:p>
      <text:p text:style-name="P4"/>
      <text:p text:style-name="P4"/>
      <text:p text:style-name="P5"/>
      <text:p text:style-name="P12">Strafanzeige <text:span text:style-name="T7">108 Js 428/25</text:span></text:p>
      <text:p text:style-name="P2"/>
      <text:p text:style-name="P2"/>
      <text:p text:style-name="P8">Sehr geehrte<text:span text:style-name="T7">r</text:span> Staatsanw<text:span text:style-name="T7">a</text:span>lt,</text:p>
      <text:p text:style-name="P8"/>
      <text:p text:style-name="P8">bezugnehmen auf Ihre Antwort möchte ich ihnen gerne weitere Anhaltspunkte für eine Straftat mitteilen.</text:p>
      <text:p text:style-name="P8"/>
      <text:p text:style-name="P8">Vielleicht Überdenken Sie Ihre Entscheidung ja noch einmal.</text:p>
      <text:p text:style-name="P8"/>
      <text:p text:style-name="P9">Bitte ziehen sie unbedingt eine Fachkraft ihrer Wahl hinzu, um eine weitere, unabhängige Meinung zu den beschriebenen Fakten einzuholen.</text:p>
      <text:p text:style-name="P9"/>
      <text:p text:style-name="P10">Ich empfehle auch, sich erstmal nur auf einen der vielen Schäden zu beziehen, um dadurch aus der Verteidigung zu lernen und weitere Vergehen mit entsprechenden Korrekturen zu verfolgen.</text:p>
      <text:p text:style-name="P11"/>
      <text:p text:style-name="P2"/>
      <text:p text:style-name="P6">Vielen Dank!</text:p>
      <text:p text:style-name="P2"/>
      <text:p text:style-name="P2">mit freundlichen Grüßen,</text:p>
      <text:p text:style-name="P2"/>
      <text:p text:style-name="P2"/>
      <text:p text:style-name="P2">Jan Kechel</text:p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xi Sans" svg:font-family="'Luxi Sans'" style:font-pitch="variable"/>
    <style:font-face style:name="Luxi Serif" svg:font-family="'Luxi Serif'" style:font-family-generic="roman" style:font-pitch="variable"/>
    <style:font-face style:name="Nimbus sans l" svg:font-family="'Nimbus sans l'" style:font-family-generic="swiss"/>
    <style:font-face style:name="OpenSymbol" svg:font-family="OpenSymbol"/>
    <style:font-face style:name="Tahoma" svg:font-family="Tahoma" style:font-family-generic="system" style:font-pitch="variable"/>
    <style:font-face style:name="Tahoma1" svg:font-family="Tahoma, Lucidasans, 'Lucida Sans', 'Arial Unicode MS'"/>
    <style:font-face style:name="Tahoma2" svg:font-family="Tahoma, Lucidasans, 'Lucida Sans', 'Arial Unicode MS'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uxi Serif" fo:font-size="12pt" fo:language="en" fo:country="US" style:letter-kerning="false" style:font-name-asian="Luxi Sans" style:font-size-asian="12pt" style:language-asian="en" style:country-asian="US" style:font-name-complex="Tahoma2" style:font-size-complex="12pt" style:language-complex="en" style:country-complex="US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uxi Serif" fo:font-size="12pt" fo:language="en" fo:country="US" style:letter-kerning="false" style:font-name-asian="Luxi Sans" style:font-size-asian="12pt" style:language-asian="en" style:country-asian="US" style:font-name-complex="Tahoma2" style:font-size-complex="12pt" style:language-complex="en" style:country-complex="US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, Lucidasans, 'Lucida Sans', 'Arial Unicode MS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1" style:font-family-complex="Tahoma, Lucidasans, 'Lucida Sans', 'Arial Unicode MS'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, Lucidasans, 'Lucida Sans', 'Arial Unicode MS'"/>
    </style:style>
    <style:style style:name="Frame_20_contents" style:display-name="Frame contents" style:family="paragraph" style:parent-style-name="Standard" style:class="extra"/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Tahoma" style:font-family-asian="Tahoma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Tahoma" style:font-family-asian="Tahoma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Tahoma" style:font-family-asian="Tahoma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327cm" style:type="center"/>
          <style:tab-stop style:position="14.656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ndnote_20_anchor" style:display-name="Endnote anchor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Endnote_20_Symbol" style:display-name="Endnote Symbol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99ccff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99ccf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99ccf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style:font-name="Nimbus sans l" fo:font-size="8pt" fo:font-style="italic" officeooo:rsid="00871f52" officeooo:paragraph-rsid="00871f52" style:font-size-asian="8pt" style:font-style-asian="italic" style:font-size-complex="8pt" style:font-style-complex="italic"/>
    </style:style>
    <style:style style:name="MT1" style:family="text">
      <style:text-properties officeooo:rsid="008e84cb"/>
    </style:style>
    <style:style style:name="MT2" style:family="text">
      <style:text-properties officeooo:rsid="00e9c1ec"/>
    </style:style>
    <style:page-layout style:name="Mpm1">
      <style:page-layout-properties fo:page-width="21.006cm" fo:page-height="29.693cm" style:num-format="1" style:print-orientation="portrait" fo:margin-top="2.54cm" fo:margin-bottom="2.54cm" fo:margin-left="3.175cm" fo:margin-right="3.1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First_20_Page" style:display-name="First Page" style:page-layout-name="Mpm2" draw:style-name="Mdp1" style:next-style-name="Standard"/>
    <style:master-page style:name="Endnote" style:page-layout-name="Mpm3" draw:style-name="Mdp1"/>
    <style:master-page style:name="Default_20_Page_20_Style1" style:display-name="Default Page Style1" style:page-layout-name="Mpm1" draw:style-name="Mdp1">
      <style:header>
        <text:p text:style-name="MP1">Strafanzeige aufgrund der<text:span text:style-name="MT1"> strafbaren </text:span>Förderung fossiler Brennstoffe<text:tab/></text:p>
      </style:header>
    </style:master-page>
    <style:master-page style:name="Default_20_Page_20_Style2" style:display-name="Default Page Style2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3" style:display-name="Default Page Style3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4" style:display-name="Default Page Style4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5" style:display-name="Default Page Style5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6" style:display-name="Default Page Style6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7" style:display-name="Default Page Style7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8" style:display-name="Default Page Style8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9" style:display-name="Default Page Style9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10" style:display-name="Default Page Style10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11" style:display-name="Default Page Style11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12" style:display-name="Default Page Style12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13" style:display-name="Default Page Style13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14" style:display-name="Default Page Style14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15" style:display-name="Default Page Style15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16" style:display-name="Default Page Style16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17" style:display-name="Default Page Style17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18" style:display-name="Default Page Style18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19" style:display-name="Default Page Style19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20" style:display-name="Default Page Style20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21" style:display-name="Default Page Style21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22" style:display-name="Default Page Style22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23" style:display-name="Default Page Style23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24" style:display-name="Default Page Style24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25" style:display-name="Default Page Style25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26" style:display-name="Default Page Style26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27" style:display-name="Default Page Style27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28" style:display-name="Default Page Style28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29" style:display-name="Default Page Style29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30" style:display-name="Default Page Style30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31" style:display-name="Default Page Style31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32" style:display-name="Default Page Style32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33" style:display-name="Default Page Style33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34" style:display-name="Default Page Style34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35" style:display-name="Default Page Style35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36" style:display-name="Default Page Style36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37" style:display-name="Default Page Style37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38" style:display-name="Default Page Style38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39" style:display-name="Default Page Style39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40" style:display-name="Default Page Style40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41" style:display-name="Default Page Style41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42" style:display-name="Default Page Style42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43" style:display-name="Default Page Style43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44" style:display-name="Default Page Style44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45" style:display-name="Default Page Style45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46" style:display-name="Default Page Style46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47" style:display-name="Default Page Style47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48" style:display-name="Default Page Style48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49" style:display-name="Default Page Style49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50" style:display-name="Default Page Style50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51" style:display-name="Default Page Style51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52" style:display-name="Default Page Style52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53" style:display-name="Default Page Style53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54" style:display-name="Default Page Style54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55" style:display-name="Default Page Style55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56" style:display-name="Default Page Style56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57" style:display-name="Default Page Style57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58" style:display-name="Default Page Style58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59" style:display-name="Default Page Style59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60" style:display-name="Default Page Style60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61" style:display-name="Default Page Style61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62" style:display-name="Default Page Style62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63" style:display-name="Default Page Style63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64" style:display-name="Default Page Style64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65" style:display-name="Default Page Style65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66" style:display-name="Default Page Style66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67" style:display-name="Default Page Style67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68" style:display-name="Default Page Style68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69" style:display-name="Default Page Style69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70" style:display-name="Default Page Style70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71" style:display-name="Default Page Style71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72" style:display-name="Default Page Style72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73" style:display-name="Default Page Style73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74" style:display-name="Default Page Style74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75" style:display-name="Default Page Style75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76" style:display-name="Default Page Style76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77" style:display-name="Default Page Style77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78" style:display-name="Default Page Style78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79" style:display-name="Default Page Style79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80" style:display-name="Default Page Style80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81" style:display-name="Default Page Style81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82" style:display-name="Default Page Style82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83" style:display-name="Default Page Style83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84" style:display-name="Default Page Style84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85" style:display-name="Default Page Style85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86" style:display-name="Default Page Style86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87" style:display-name="Default Page Style87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88" style:display-name="Default Page Style88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89" style:display-name="Default Page Style89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90" style:display-name="Default Page Style90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91" style:display-name="Default Page Style91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92" style:display-name="Default Page Style92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93" style:display-name="Default Page Style93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94" style:display-name="Default Page Style94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95" style:display-name="Default Page Style95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96" style:display-name="Default Page Style96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97" style:display-name="Default Page Style97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98" style:display-name="Default Page Style98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99" style:display-name="Default Page Style99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100" style:display-name="Default Page Style100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101" style:display-name="Default Page Style101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102" style:display-name="Default Page Style102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2.2$MacOSX_AARCH64 LibreOffice_project/d56cc158d8a96260b836f100ef4b4ef25d6f1a01</meta:generator>
    <meta:creation-date>2005-06-16T16:18:48</meta:creation-date>
    <dc:date>2025-06-23T17:24:32.032156333</dc:date>
    <meta:print-date>2025-05-28T08:13:48.016255768</meta:print-date>
    <meta:editing-cycles>352</meta:editing-cycles>
    <meta:editing-duration>PT12H4M15S</meta:editing-duration>
    <meta:document-statistic meta:table-count="0" meta:image-count="0" meta:object-count="0" meta:page-count="1" meta:paragraph-count="118" meta:word-count="1236" meta:character-count="9300" meta:non-whitespace-character-count="8070"/>
    <meta:user-defined meta:name="Info 1"/>
    <meta:user-defined meta:name="Info 2"/>
    <meta:user-defined meta:name="Info 3"/>
    <meta:user-defined meta:name="Info 4"/>
  </office:meta>
</office:document-meta>
</file>